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0209aed" officeooo:paragraph-rsid="00a59f49"/>
    </style:style>
    <style:style style:name="P86" style:family="paragraph" style:parent-style-name="Standard" style:list-style-name="L3">
      <style:text-properties officeooo:rsid="004302ef" officeooo:paragraph-rsid="004302ef"/>
    </style:style>
    <style:style style:name="P87" style:family="paragraph" style:parent-style-name="Standard" style:list-style-name="L4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59a91"/>
    </style:style>
    <style:style style:name="P89" style:family="paragraph" style:parent-style-name="Standard" style:list-style-name="L4">
      <style:text-properties officeooo:rsid="004302ef" officeooo:paragraph-rsid="0044c1b5"/>
    </style:style>
    <style:style style:name="P90" style:family="paragraph" style:parent-style-name="Standard" style:list-style-name="L4">
      <style:text-properties officeooo:rsid="004302ef" officeooo:paragraph-rsid="00471253"/>
    </style:style>
    <style:style style:name="P91" style:family="paragraph" style:parent-style-name="Standard" style:list-style-name="L3">
      <style:text-properties officeooo:rsid="00d71905" officeooo:paragraph-rsid="00d71905"/>
    </style:style>
    <style:style style:name="P92" style:family="paragraph" style:parent-style-name="Standard" style:list-style-name="L3">
      <style:text-properties officeooo:rsid="0119233a" officeooo:paragraph-rsid="0119233a"/>
    </style:style>
    <style:style style:name="P93" style:family="paragraph" style:parent-style-name="Standard" style:list-style-name="L3">
      <style:text-properties officeooo:rsid="011afcfc" officeooo:paragraph-rsid="011c5865"/>
    </style:style>
    <style:style style:name="P94" style:family="paragraph" style:parent-style-name="Standard" style:list-style-name="L4">
      <style:text-properties officeooo:rsid="00474863" officeooo:paragraph-rsid="00474863"/>
    </style:style>
    <style:style style:name="P9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6" style:family="paragraph" style:parent-style-name="Text_20_body" style:list-style-name="L1">
      <style:text-properties officeooo:rsid="001011a1" officeooo:paragraph-rsid="007f1808"/>
    </style:style>
    <style:style style:name="P97" style:family="paragraph" style:parent-style-name="Text_20_body" style:list-style-name="L2">
      <style:text-properties officeooo:rsid="00520377" officeooo:paragraph-rsid="00520377"/>
    </style:style>
    <style:style style:name="P98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99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0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2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7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8" style:family="paragraph" style:parent-style-name="Text_20_body" style:list-style-name="L12">
      <style:text-properties officeooo:rsid="00a21249" officeooo:paragraph-rsid="00a21249"/>
    </style:style>
    <style:style style:name="P109" style:family="paragraph" style:parent-style-name="Text_20_body" style:list-style-name="L12">
      <style:text-properties officeooo:rsid="00b5833a" officeooo:paragraph-rsid="00b5833a"/>
    </style:style>
    <style:style style:name="P110" style:family="paragraph" style:parent-style-name="Text_20_body" style:list-style-name="L12">
      <style:text-properties officeooo:rsid="0104e51c" officeooo:paragraph-rsid="0104e51c"/>
    </style:style>
    <style:style style:name="P111" style:family="paragraph" style:parent-style-name="Text_20_body" style:list-style-name="L13">
      <style:text-properties officeooo:rsid="00b706b9" officeooo:paragraph-rsid="00b706b9"/>
    </style:style>
    <style:style style:name="P112" style:family="paragraph" style:parent-style-name="Text_20_body" style:list-style-name="L13">
      <style:text-properties officeooo:rsid="01068eee" officeooo:paragraph-rsid="01068eee"/>
    </style:style>
    <style:style style:name="P113" style:family="paragraph" style:parent-style-name="Text_20_body" style:list-style-name="L14">
      <style:text-properties officeooo:rsid="00b70785" officeooo:paragraph-rsid="00b70785"/>
    </style:style>
    <style:style style:name="P114" style:family="paragraph" style:parent-style-name="Text_20_body" style:list-style-name="L14">
      <style:text-properties officeooo:rsid="00b70785" officeooo:paragraph-rsid="00c2d0ab"/>
    </style:style>
    <style:style style:name="P115" style:family="paragraph" style:parent-style-name="Text_20_body" style:list-style-name="L14">
      <style:text-properties officeooo:rsid="00b79d8c" officeooo:paragraph-rsid="00b79d8c"/>
    </style:style>
    <style:style style:name="P116" style:family="paragraph" style:parent-style-name="Text_20_body" style:list-style-name="L14">
      <style:text-properties officeooo:rsid="00b89307" officeooo:paragraph-rsid="00b89307"/>
    </style:style>
    <style:style style:name="P117" style:family="paragraph" style:parent-style-name="Text_20_body" style:list-style-name="L15">
      <style:text-properties officeooo:rsid="00b90f86" officeooo:paragraph-rsid="00b90f86"/>
    </style:style>
    <style:style style:name="P118" style:family="paragraph" style:parent-style-name="Text_20_body" style:list-style-name="L16">
      <style:text-properties officeooo:rsid="00ba512d" officeooo:paragraph-rsid="00ba512d"/>
    </style:style>
    <style:style style:name="P119" style:family="paragraph" style:parent-style-name="Text_20_body" style:list-style-name="L17">
      <style:text-properties officeooo:rsid="00bc36e1" officeooo:paragraph-rsid="00bc36e1"/>
    </style:style>
    <style:style style:name="P120" style:family="paragraph" style:parent-style-name="Text_20_body" style:list-style-name="L18">
      <style:text-properties officeooo:rsid="00bd4ce9" officeooo:paragraph-rsid="00bd4ce9"/>
    </style:style>
    <style:style style:name="P121" style:family="paragraph" style:parent-style-name="Text_20_body" style:list-style-name="L18">
      <style:text-properties officeooo:rsid="00c00656" officeooo:paragraph-rsid="00c00656"/>
    </style:style>
    <style:style style:name="P122" style:family="paragraph" style:parent-style-name="Text_20_body" style:list-style-name="L18">
      <style:text-properties officeooo:rsid="01078320" officeooo:paragraph-rsid="01078320"/>
    </style:style>
    <style:style style:name="P123" style:family="paragraph" style:parent-style-name="Text_20_body" style:list-style-name="L19">
      <style:text-properties officeooo:rsid="00c29e8a" officeooo:paragraph-rsid="00c29e8a"/>
    </style:style>
    <style:style style:name="P124" style:family="paragraph" style:parent-style-name="Text_20_body" style:list-style-name="L20">
      <style:text-properties officeooo:rsid="00c34487" officeooo:paragraph-rsid="00c34487"/>
    </style:style>
    <style:style style:name="P125" style:family="paragraph" style:parent-style-name="Text_20_body" style:list-style-name="L20">
      <style:text-properties officeooo:rsid="00c55f63" officeooo:paragraph-rsid="00c55f63"/>
    </style:style>
    <style:style style:name="P126" style:family="paragraph" style:parent-style-name="Heading_20_2">
      <style:text-properties officeooo:rsid="00d21f4a" officeooo:paragraph-rsid="00d21f4a"/>
    </style:style>
    <style:style style:name="P127" style:family="paragraph" style:parent-style-name="Heading_20_2">
      <style:text-properties fo:font-weight="bold" style:font-weight-asian="bold" style:font-weight-complex="bold"/>
    </style:style>
    <style:style style:name="P128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29" style:family="paragraph" style:parent-style-name="Heading_20_2">
      <style:text-properties officeooo:paragraph-rsid="00871459"/>
    </style:style>
    <style:style style:name="P130" style:family="paragraph" style:parent-style-name="Heading_20_1">
      <style:text-properties officeooo:paragraph-rsid="00594363"/>
    </style:style>
    <style:style style:name="P13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3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4ad49" style:font-weight-asian="normal" style:font-weight-complex="normal"/>
    </style:style>
    <style:style style:name="T44" style:family="text">
      <style:text-properties fo:font-weight="normal" officeooo:rsid="00122177" style:font-weight-asian="normal" style:font-weight-complex="normal"/>
    </style:style>
    <style:style style:name="T45" style:family="text">
      <style:text-properties fo:font-weight="normal" officeooo:rsid="00192732" style:font-weight-asian="normal" style:font-weight-complex="normal"/>
    </style:style>
    <style:style style:name="T46" style:family="text">
      <style:text-properties fo:font-weight="normal" officeooo:rsid="001a82c1" style:font-weight-asian="normal" style:font-weight-complex="normal"/>
    </style:style>
    <style:style style:name="T47" style:family="text">
      <style:text-properties fo:font-weight="normal" officeooo:rsid="001de2dd" style:font-weight-asian="normal" style:font-weight-complex="normal"/>
    </style:style>
    <style:style style:name="T48" style:family="text">
      <style:text-properties fo:font-weight="normal" officeooo:rsid="0022fe75" style:font-weight-asian="normal" style:font-weight-complex="normal"/>
    </style:style>
    <style:style style:name="T49" style:family="text">
      <style:text-properties fo:font-weight="normal" officeooo:rsid="00268bab" style:font-weight-asian="normal" style:font-weight-complex="normal"/>
    </style:style>
    <style:style style:name="T50" style:family="text">
      <style:text-properties fo:font-weight="normal" officeooo:rsid="00285a01" style:font-weight-asian="normal" style:font-weight-complex="normal"/>
    </style:style>
    <style:style style:name="T51" style:family="text">
      <style:text-properties fo:font-weight="normal" officeooo:rsid="00323689" style:font-weight-asian="normal" style:font-weight-complex="normal"/>
    </style:style>
    <style:style style:name="T52" style:family="text">
      <style:text-properties fo:font-weight="normal" officeooo:rsid="003c8362" style:font-weight-asian="normal" style:font-weight-complex="normal"/>
    </style:style>
    <style:style style:name="T53" style:family="text">
      <style:text-properties fo:font-weight="normal" officeooo:rsid="003e9a16" style:font-weight-asian="normal" style:font-weight-complex="normal"/>
    </style:style>
    <style:style style:name="T54" style:family="text">
      <style:text-properties fo:font-weight="normal" officeooo:rsid="0044c1b5" style:font-weight-asian="normal" style:font-weight-complex="normal"/>
    </style:style>
    <style:style style:name="T55" style:family="text">
      <style:text-properties fo:font-weight="normal" officeooo:rsid="004302ef" style:font-weight-asian="normal" style:font-weight-complex="normal"/>
    </style:style>
    <style:style style:name="T56" style:family="text">
      <style:text-properties fo:font-weight="normal" officeooo:rsid="00471253" style:font-weight-asian="normal" style:font-weight-complex="normal"/>
    </style:style>
    <style:style style:name="T57" style:family="text">
      <style:text-properties fo:font-weight="normal" officeooo:rsid="0048cd16" style:font-weight-asian="normal" style:font-weight-complex="normal"/>
    </style:style>
    <style:style style:name="T58" style:family="text">
      <style:text-properties fo:font-weight="normal" officeooo:rsid="004a88a4" style:font-weight-asian="normal" style:font-weight-complex="normal"/>
    </style:style>
    <style:style style:name="T59" style:family="text">
      <style:text-properties fo:font-weight="normal" officeooo:rsid="004beee7" style:font-weight-asian="normal" style:font-weight-complex="normal"/>
    </style:style>
    <style:style style:name="T60" style:family="text">
      <style:text-properties fo:font-weight="normal" officeooo:rsid="004dac6e" style:font-weight-asian="normal" style:font-weight-complex="normal"/>
    </style:style>
    <style:style style:name="T61" style:family="text">
      <style:text-properties fo:font-weight="normal" officeooo:rsid="004ea70a" style:font-weight-asian="normal" style:font-weight-complex="normal"/>
    </style:style>
    <style:style style:name="T62" style:family="text">
      <style:text-properties fo:font-weight="normal" officeooo:rsid="00607f49" style:font-weight-asian="normal" style:font-weight-complex="normal"/>
    </style:style>
    <style:style style:name="T63" style:family="text">
      <style:text-properties fo:font-weight="normal" officeooo:rsid="00777d94" style:font-weight-asian="normal" style:font-weight-complex="normal"/>
    </style:style>
    <style:style style:name="T64" style:family="text">
      <style:text-properties fo:font-weight="normal" officeooo:rsid="00ee06de" style:font-weight-asian="normal" style:font-weight-complex="normal"/>
    </style:style>
    <style:style style:name="T65" style:family="text">
      <style:text-properties fo:font-weight="normal" officeooo:rsid="00ff0f12" style:font-weight-asian="normal" style:font-weight-complex="normal"/>
    </style:style>
    <style:style style:name="T66" style:family="text">
      <style:text-properties fo:font-weight="normal" officeooo:rsid="0109625b" style:font-weight-asian="normal" style:font-weight-complex="normal"/>
    </style:style>
    <style:style style:name="T67" style:family="text">
      <style:text-properties fo:font-weight="normal" officeooo:rsid="011c0142" style:font-weight-asian="normal" style:font-weight-complex="normal"/>
    </style:style>
    <style:style style:name="T68" style:family="text">
      <style:text-properties officeooo:rsid="001011a1"/>
    </style:style>
    <style:style style:name="T69" style:family="text">
      <style:text-properties officeooo:rsid="00102f77"/>
    </style:style>
    <style:style style:name="T70" style:family="text">
      <style:text-properties officeooo:rsid="0011305f"/>
    </style:style>
    <style:style style:name="T71" style:family="text">
      <style:text-properties officeooo:rsid="00177bb0"/>
    </style:style>
    <style:style style:name="T72" style:family="text">
      <style:text-properties officeooo:rsid="0022fe75"/>
    </style:style>
    <style:style style:name="T73" style:family="text">
      <style:text-properties officeooo:rsid="00268bab"/>
    </style:style>
    <style:style style:name="T74" style:family="text">
      <style:text-properties officeooo:rsid="00122177"/>
    </style:style>
    <style:style style:name="T75" style:family="text">
      <style:text-properties officeooo:rsid="00285a01"/>
    </style:style>
    <style:style style:name="T76" style:family="text">
      <style:text-properties officeooo:rsid="003bbf33"/>
    </style:style>
    <style:style style:name="T77" style:family="text">
      <style:text-properties officeooo:rsid="003c3022"/>
    </style:style>
    <style:style style:name="T78" style:family="text">
      <style:text-properties officeooo:rsid="0052adb4"/>
    </style:style>
    <style:style style:name="T79" style:family="text">
      <style:text-properties officeooo:rsid="0055727f"/>
    </style:style>
    <style:style style:name="T80" style:family="text">
      <style:text-properties officeooo:rsid="005e5762"/>
    </style:style>
    <style:style style:name="T81" style:family="text">
      <style:text-properties officeooo:rsid="0060e7d1"/>
    </style:style>
    <style:style style:name="T82" style:family="text">
      <style:text-properties officeooo:rsid="0068d232"/>
    </style:style>
    <style:style style:name="T83" style:family="text">
      <style:text-properties officeooo:rsid="0071373a"/>
    </style:style>
    <style:style style:name="T84" style:family="text">
      <style:text-properties officeooo:rsid="00744b17"/>
    </style:style>
    <style:style style:name="T85" style:family="text">
      <style:text-properties officeooo:rsid="00784d74"/>
    </style:style>
    <style:style style:name="T86" style:family="text">
      <style:text-properties officeooo:rsid="007d1894"/>
    </style:style>
    <style:style style:name="T87" style:family="text">
      <style:text-properties officeooo:rsid="00800ad5"/>
    </style:style>
    <style:style style:name="T88" style:family="text">
      <style:text-properties officeooo:rsid="00813b62"/>
    </style:style>
    <style:style style:name="T89" style:family="text">
      <style:text-properties officeooo:rsid="00860717"/>
    </style:style>
    <style:style style:name="T90" style:family="text">
      <style:text-properties officeooo:rsid="007e2fb1"/>
    </style:style>
    <style:style style:name="T91" style:family="text">
      <style:text-properties officeooo:rsid="0083694a"/>
    </style:style>
    <style:style style:name="T92" style:family="text">
      <style:text-properties officeooo:rsid="00894e33"/>
    </style:style>
    <style:style style:name="T93" style:family="text">
      <style:text-properties officeooo:rsid="008a349d"/>
    </style:style>
    <style:style style:name="T94" style:family="text">
      <style:text-properties officeooo:rsid="008b0016"/>
    </style:style>
    <style:style style:name="T95" style:family="text">
      <style:text-properties officeooo:rsid="008c94d2"/>
    </style:style>
    <style:style style:name="T96" style:family="text">
      <style:text-properties officeooo:rsid="008ddee7"/>
    </style:style>
    <style:style style:name="T97" style:family="text">
      <style:text-properties officeooo:rsid="0089f7f3"/>
    </style:style>
    <style:style style:name="T98" style:family="text">
      <style:text-properties officeooo:rsid="009085ea"/>
    </style:style>
    <style:style style:name="T99" style:family="text">
      <style:text-properties officeooo:rsid="0090cc8d"/>
    </style:style>
    <style:style style:name="T100" style:family="text">
      <style:text-properties officeooo:rsid="007f1808"/>
    </style:style>
    <style:style style:name="T101" style:family="text">
      <style:text-properties officeooo:rsid="0097d770"/>
    </style:style>
    <style:style style:name="T102" style:family="text">
      <style:text-properties officeooo:rsid="009de386"/>
    </style:style>
    <style:style style:name="T103" style:family="text">
      <style:text-properties officeooo:rsid="00a67a51"/>
    </style:style>
    <style:style style:name="T104" style:family="text">
      <style:text-properties officeooo:rsid="00a7f67b"/>
    </style:style>
    <style:style style:name="T105" style:family="text">
      <style:text-properties officeooo:rsid="00ac2cfc"/>
    </style:style>
    <style:style style:name="T106" style:family="text">
      <style:text-properties officeooo:rsid="00b01745"/>
    </style:style>
    <style:style style:name="T107" style:family="text">
      <style:text-properties officeooo:rsid="00b2ab33"/>
    </style:style>
    <style:style style:name="T108" style:family="text">
      <style:text-properties officeooo:rsid="00b473fb"/>
    </style:style>
    <style:style style:name="T109" style:family="text">
      <style:text-properties officeooo:rsid="00b5833a"/>
    </style:style>
    <style:style style:name="T110" style:family="text">
      <style:text-properties officeooo:rsid="00b70785"/>
    </style:style>
    <style:style style:name="T111" style:family="text">
      <style:text-properties officeooo:rsid="00b79d8c"/>
    </style:style>
    <style:style style:name="T112" style:family="text">
      <style:text-properties officeooo:rsid="00b90f86"/>
    </style:style>
    <style:style style:name="T113" style:family="text">
      <style:text-properties officeooo:rsid="00ba512d"/>
    </style:style>
    <style:style style:name="T114" style:family="text">
      <style:text-properties officeooo:rsid="00c2d0ab"/>
    </style:style>
    <style:style style:name="T115" style:family="text">
      <style:text-properties officeooo:rsid="00c5df94"/>
    </style:style>
    <style:style style:name="T116" style:family="text">
      <style:text-properties officeooo:rsid="00c76c81"/>
    </style:style>
    <style:style style:name="T117" style:family="text">
      <style:text-properties officeooo:rsid="00c96efb"/>
    </style:style>
    <style:style style:name="T118" style:family="text">
      <style:text-properties officeooo:rsid="00d9bcca"/>
    </style:style>
    <style:style style:name="T119" style:family="text">
      <style:text-properties officeooo:rsid="00dc7de4"/>
    </style:style>
    <style:style style:name="T120" style:family="text">
      <style:text-properties officeooo:rsid="00e26449"/>
    </style:style>
    <style:style style:name="T121" style:family="text">
      <style:text-properties officeooo:rsid="0037c81c"/>
    </style:style>
    <style:style style:name="T122" style:family="text">
      <style:text-properties officeooo:rsid="00e7cf88"/>
    </style:style>
    <style:style style:name="T123" style:family="text">
      <style:text-properties officeooo:rsid="00ec68da"/>
    </style:style>
    <style:style style:name="T124" style:family="text">
      <style:text-properties officeooo:rsid="00ef317b"/>
    </style:style>
    <style:style style:name="T125" style:family="text">
      <style:text-properties officeooo:rsid="00f0de1a"/>
    </style:style>
    <style:style style:name="T126" style:family="text">
      <style:text-properties officeooo:rsid="00ff8499"/>
    </style:style>
    <style:style style:name="T127" style:family="text">
      <style:text-properties officeooo:rsid="010103e6"/>
    </style:style>
    <style:style style:name="T128" style:family="text">
      <style:text-properties officeooo:rsid="01023564"/>
    </style:style>
    <style:style style:name="T129" style:family="text">
      <style:text-properties officeooo:rsid="0105d717"/>
    </style:style>
    <style:style style:name="T130" style:family="text">
      <style:text-properties officeooo:rsid="01078320"/>
    </style:style>
    <style:style style:name="T131" style:family="text">
      <style:text-properties officeooo:rsid="0109625b"/>
    </style:style>
    <style:style style:name="T132" style:family="text">
      <style:text-properties officeooo:rsid="010a0df1"/>
    </style:style>
    <style:style style:name="T133" style:family="text">
      <style:text-properties officeooo:rsid="010ad889"/>
    </style:style>
    <style:style style:name="T134" style:family="text">
      <style:text-properties officeooo:rsid="010c259f"/>
    </style:style>
    <style:style style:name="T135" style:family="text">
      <style:text-properties officeooo:rsid="010d650b"/>
    </style:style>
    <style:style style:name="T136" style:family="text">
      <style:text-properties officeooo:rsid="01110b02"/>
    </style:style>
    <style:style style:name="T137" style:family="text">
      <style:text-properties officeooo:rsid="0112ff3f"/>
    </style:style>
    <style:style style:name="T138" style:family="text">
      <style:text-properties officeooo:rsid="01140896"/>
    </style:style>
    <style:style style:name="T139" style:family="text">
      <style:text-properties officeooo:rsid="011454f7"/>
    </style:style>
    <style:style style:name="T140" style:family="text">
      <style:text-properties officeooo:rsid="01174acf"/>
    </style:style>
    <style:style style:name="T141" style:family="text">
      <style:text-properties officeooo:rsid="00419756"/>
    </style:style>
    <style:style style:name="T142" style:family="text">
      <style:text-properties officeooo:rsid="011ffed5"/>
    </style:style>
    <style:style style:name="T143" style:family="text">
      <style:text-properties officeooo:rsid="01214d62"/>
    </style:style>
    <style:style style:name="T144" style:family="text">
      <style:text-properties officeooo:rsid="01218f7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tab/></text:p>
      <text:p text:style-name="P1"/>
      <text:p text:style-name="P1"><text:span text:style-name="T7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31" text:outline-level="1"/>
      <text:h text:style-name="P13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1">сервер для автономного сбора данных с устройств IoT и управления этими устройствами, а также</text:span> протокол взаимодействия <text:span text:style-name="T6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86">ini-</text:span>файле /etc/<text:span text:style-name="T69">wliotproxyd</text:span>.ini. <text:span text:style-name="T86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845959462513191167" text:style-name="L1">
        <text:list-item>
          <text:p text:style-name="P96">Локальный UNIX-сокет "/tmp/wliotproxyd"</text:p>
        </text:list-item>
        <text:list-item>
          <text:p text:style-name="P96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28">с</text:span> <text:span text:style-name="T128">единичным </text:span>устройств<text:span text:style-name="T128">ом</text:span>. Для орг<text:span text:style-name="T42">анизации взаимодействия устройств на шине дополнительно вводятся следующие правила:</text:span></text:p>
      <text:list xml:id="list2464826100954748547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17">аргументов</text:span> ответного сообщения, <text:span text:style-name="T117">в том числе в сообщениях </text:span><text:span text:style-name="T32">ok</text:span><text:span text:style-name="T117">, </text:span><text:span text:style-name="T32">err</text:span><text:span text:style-name="T117"> и </text:span><text:span text:style-name="T32">cmdata</text:span><text:span text:style-name="T117">. В сообщениях, не предполагающих ответа, таких как </text:span><text:span text:style-name="T32">info</text:span><text:span text:style-name="T117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989880529920192640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4">Сообщение с данными для клиента (или от клиента). Заголовок — </text:span><text:span text:style-name="T2">cmdata</text:span><text:span text:style-name="T74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1">проверки состояния канала связи с клиентом</text:span>. <text:span text:style-name="T141">В ответ на это сообщение клиент должен в течении 5 секунд вернуть сообщение </text:span><text:span text:style-name="T39">syncr</text:span><text:span text:style-name="T141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99981956193982561" text:style-name="L2">
        <text:list-item>
          <text:p text:style-name="P97">Команда аутентификации. Заголовок — <text:span text:style-name="T1">authenticate</text:span>. <text:span text:style-name="T138">Аргументы</text:span> — <text:span text:style-name="T124">имя пользователя и пароль</text:span>. <text:span text:style-name="T138">Возвращает идентификатор пользователя. </text:span>Команда необходима для подключения к удаленному серверу по tcp, <text:span text:style-name="T139">а так же для смены пользователя при подключении через unix socket</text:span>.</text:p>
        </text:list-item>
        <text:list-item>
          <text:p text:style-name="P98">Идентификация сервер<text:span text:style-name="T103">а</text:span>. Заголовок — <text:span text:style-name="T1">identify</text:span>. Сервер возвращает уникальный идентификатор <text:span text:style-name="T84">в формате UUID</text:span> и <text:span text:style-name="T104">свое</text:span> имя.</text:p>
        </text:list-item>
      </text:list>
      <text:h text:style-name="P126" text:outline-level="2"><text:bookmark-start text:name="__RefHeading___Toc637_1510394967"/>Управление устройствами<text:bookmark-end text:name="__RefHeading___Toc637_1510394967"/></text:h>
      <text:list xml:id="list3494861555318575930" text:style-name="L3">
        <text:list-item>
          <text:p text:style-name="P79"><text:span text:style-name="T70">Перечисление всех имеющихся в системе TTY устройств. Заголовок — </text:span><text:span text:style-name="T3">list_tty</text:span><text:span text:style-name="T70">. Аргументы отсутствуют. Список устройств передается на клиент сообщениями </text:span><text:span text:style-name="T2">cmdata</text:span><text:span text:style-name="T44">, </text:span><text:span text:style-name="T43">содержащими следующие аргументы: имя порта, серийный номер, производитель, </text:span><text:span text:style-name="T51">usb vendor id (число), usb product id (число)</text:span><text:span text:style-name="T43">. </text:span><text:span text:style-name="T4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80"><text:span text:style-name="T45">И</text:span><text:span text:style-name="T42">дентификация TTY устройства. Заголовок — </text:span><text:span text:style-name="T1">indentify_tty</text:span><text:span text:style-name="T42">. Аргумент — имя порта</text:span><text:span text:style-name="T46">. В случае успешной идентификации </text:span><text:span text:style-name="T58">клиенту в ответ возвращаются </text:span><text:span text:style-name="T46">идентификатор устройства, имя устройства </text:span><text:span text:style-name="T65">и опционально идентификатор типа устройства</text:span><text:span text:style-name="T46"> </text:span><text:span text:style-name="T65">(</text:span><text:span text:style-name="T58">в ответном </text:span><text:span text:style-name="T13">ok</text:span><text:span text:style-name="T58"> сообщении</text:span><text:span text:style-name="T65">)</text:span></text:p>
        </text:list-item>
        <text:list-item>
          <text:p text:style-name="P81"><text:span text:style-name="T45">И</text:span><text:span text:style-name="T46">дентификация T</text:span><text:span text:style-name="T63">CP</text:span><text:span text:style-name="T46"> устройства. Заголовок — </text:span><text:span text:style-name="T4">indentify_</text:span><text:span text:style-name="T19">tcp</text:span><text:span text:style-name="T46">. Аргумент — </text:span><text:span text:style-name="T63">IP адрес или имя хоста</text:span><text:span text:style-name="T46">. В случае успешной идентификации </text:span><text:span text:style-name="T58">клиенту в ответ возвращаются </text:span><text:span text:style-name="T46">идентификатор устройства, имя устройства </text:span><text:span text:style-name="T65">и опционально идентификатор типа устройства</text:span><text:span text:style-name="T46"> </text:span><text:span text:style-name="T58">(в ответном </text:span><text:span text:style-name="T13">ok</text:span><text:span text:style-name="T58"> сообщении)</text:span><text:span text:style-name="T46">.</text:span></text:p>
        </text:list-item>
        <text:list-item>
          <text:p text:style-name="P82"><text:span text:style-name="T53">Перечисление идентифицированных устройств</text:span><text:span text:style-name="T46">. Заголовок — </text:span><text:span text:style-name="T9">list_identified</text:span><text:span text:style-name="T46">. Аргумент</text:span><text:span text:style-name="T53">ы отсутствуют</text:span><text:span text:style-name="T46">. </text:span><text:span text:style-name="T53">Н</text:span><text:span text:style-name="T46">а клиент переда</text:span><text:span text:style-name="T60">ю</text:span><text:span text:style-name="T46">тся сообщени</text:span><text:span text:style-name="T60">я</text:span><text:span text:style-name="T46"> </text:span><text:span text:style-name="T4">cmdata</text:span><text:span text:style-name="T46"> с</text:span><text:span text:style-name="T53">о следующими</text:span><text:span text:style-name="T46"> аргументами</text:span><text:span text:style-name="T53">:</text:span><text:span text:style-name="T46"> идентификатор устройства, имя устройства, </text:span><text:span text:style-name="T65">идентификатор типа</text:span><text:span text:style-name="T53"> </text:span><text:span text:style-name="T64">устройства</text:span><text:span text:style-name="T53">, порт или сетевой адрес устройства</text:span><text:span text:style-name="T46">.</text:span></text:p>
        </text:list-item>
        <text:list-item>
          <text:p text:style-name="P83"><text:span text:style-name="T46">П</text:span><text:span text:style-name="T42">еречисление </text:span><text:span text:style-name="T49">датчиков</text:span><text:span text:style-name="T42"> устройства. Заголовок — </text:span><text:span text:style-name="T1">list_sensors</text:span><text:span text:style-name="T42">. Агрумент — идентификатор </text:span><text:span text:style-name="T50">или имя</text:span><text:span text:style-name="T42"> устройства. </text:span><text:span text:style-name="T47">Список портов передается на клиент </text:span><text:span text:style-name="T61">в ответном </text:span><text:span text:style-name="T15">ok</text:span><text:span text:style-name="T61"> сообщении</text:span><text:span text:style-name="T47">, содержащим аргумент — xml описание сенсоров.</text:span></text:p>
        </text:list-item>
        <text:list-item>
          <text:p text:style-name="P84"><text:span text:style-name="T52">Запрос описания интерфейса управления</text:span><text:span text:style-name="T47">. Заголовок — </text:span><text:span text:style-name="T5">list_</text:span><text:span text:style-name="T8">controls</text:span><text:span text:style-name="T47">. Агрумент — идентификатор </text:span><text:span text:style-name="T50">или имя</text:span><text:span text:style-name="T47"> устройства. </text:span><text:span text:style-name="T52">Описание интерфейса управления передается </text:span><text:span text:style-name="T47">на клиент </text:span><text:span text:style-name="T61">в ответном </text:span><text:span text:style-name="T15">ok</text:span><text:span text:style-name="T61"> сообщении</text:span><text:span text:style-name="T47">, содержащим аргумент — xml описание </text:span><text:span text:style-name="T52">интерфейса управления</text:span><text:span text:style-name="T47">.</text:span></text:p>
        </text:list-item>
        <text:list-item>
          <text:p text:style-name="P85"><text:span text:style-name="T42">Отправка команды устройству. Заголовок — </text:span><text:span text:style-name="T1">exec_command</text:span><text:span text:style-name="T42">. Аргументы — идентификатор </text:span><text:span text:style-name="T50">или имя</text:span><text:span text:style-name="T42"> устройства, команда, далее аргументы команды. </text:span><text:span text:style-name="T48">В случае ожидания возвращаемого значения на клиент </text:span><text:span text:style-name="T59">в аргументах сообщения </text:span><text:span text:style-name="T14">ok</text:span><text:span text:style-name="T59"> будут переданы аргументы, возвращенные устройством</text:span><text:span text:style-name="T48">.</text:span></text:p>
        </text:list-item>
        <text:list-item>
          <text:p text:style-name="P86"><text:span text:style-name="T42">Управление конфигурацией устройств. Заголовок — </text:span><text:span text:style-name="T1">devices_config</text:span><text:span text:style-name="T42">. Содержит вложенные команды. Управление конфигурацией устройств подробно описано ниже. </text:span><text:span text:style-name="T6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1"><text:span text:style-name="T62">З</text:span><text:span text:style-name="T42">апрос идентификатора устройства. Заголовок — </text:span><text:span text:style-name="T1">device_id</text:span><text:span text:style-name="T42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</text:span><text:soft-page-break/><text:span text:style-name="T42">именем, возвращается ошибка. Эта команда позволяет получить </text:span></text:p>
        </text:list-item>
        <text:list-item>
          <text:p text:style-name="P92"><text:span text:style-name="T42">Запрос имен устройств. Заголовок — </text:span><text:span text:style-name="T1">dev_names</text:span><text:span text:style-name="T42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3"><text:span text:style-name="T42">Задание имени устройства. Заголовок — </text:span><text:span text:style-name="T1">set_dev_name</text:span><text:span text:style-name="T42">. Аргументы — идентификатор или старое имя устройства, </text:span><text:span text:style-name="T67">опционально </text:span><text:span text:style-name="T42">новое имя устройства. </text:span><text:span text:style-name="T67">Если новое имя не задано, сбрасывается ранее заданное. </text:span><text:span text:style-name="T42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27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2">Управление конфигурацией устройств на сервере производится с помощью сообщения с заголовком </text:span><text:span text:style-name="T1">devices_config</text:span><text:span text:style-name="T42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7633252608731793984" text:style-name="L4">
        <text:list-item>
          <text:p text:style-name="P87"><text:span text:style-name="T42">Запрос списка фильтров tty устройств по имени порта. Команда — </text:span><text:span text:style-name="T1">get_tty_by_port_name</text:span><text:span text:style-name="T42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8"><text:span text:style-name="T42">Установка списка фильтров tty устройств по имени порта. Команда — </text:span><text:span text:style-name="T1">set_tty_by_port_name</text:span><text:span text:style-name="T42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89"><text:span text:style-name="T42">Запрос списка фильтров tty устройств по </text:span><text:span text:style-name="T54">VIP и PID USB устройства (для преобразователей USB-COM)</text:span><text:span text:style-name="T42">. Команда — </text:span><text:span text:style-name="T1">get_tty_by_</text:span><text:span text:style-name="T10">vid_pid</text:span><text:span text:style-name="T42">. Аргументы отсутствуют. Возвращает список фильтров по </text:span><text:span text:style-name="T54">VID и PID USB устройства, разделенных запятой</text:span><text:span text:style-name="T42">. </text:span><text:span text:style-name="T54">Каждый фильтр — пара VID:PID или только VID, все в нижнем регистре.</text:span><text:span text:style-name="T42"> Пример:<text:line-break/>"</text:span><text:span text:style-name="T54">1111:2222,3333,4444:5555</text:span><text:span text:style-name="T42">"</text:span></text:p>
        </text:list-item>
        <text:list-item>
          <text:p text:style-name="P88"><text:span text:style-name="T42">Установка списка фильтров tty устройств по </text:span><text:span text:style-name="T54">VIP и PID USB устройства</text:span><text:span text:style-name="T42">. Команда — </text:span><text:span text:style-name="T1">set_tty_by_</text:span><text:span text:style-name="T11">vid_pid</text:span><text:span text:style-name="T42">. Аргумент — список фильтров фильтров по </text:span><text:span text:style-name="T54">VID и PID USB устройства, разделенных запятой</text:span><text:span text:style-name="T42">.</text:span></text:p>
        </text:list-item>
        <text:list-item>
          <text:p text:style-name="P90"><text:span text:style-name="T42">Запрос списка </text:span><text:span text:style-name="T56">адресов tcp устройств</text:span><text:span text:style-name="T42">. Команда — </text:span><text:span text:style-name="T1">get_</text:span><text:span text:style-name="T12">tcp_by_address</text:span><text:span text:style-name="T42">. Аргументы отсутствуют. Возвращает список </text:span><text:span text:style-name="T56">адресов tcp устройств (IP-адрес или DNS имя хоста)</text:span><text:span text:style-name="T42">, разделенных запятой. Пример:<text:line-break/>"</text:span><text:span text:style-name="T56">192.168.1.1,example.com</text:span><text:span text:style-name="T42">"</text:span></text:p>
        </text:list-item>
        <text:list-item>
          <text:p text:style-name="P90"><text:span text:style-name="T42">Установка списка </text:span><text:span text:style-name="T56">адресов tcp устройств</text:span><text:span text:style-name="T42">. Команда — </text:span><text:span text:style-name="T1">set_t</text:span><text:span text:style-name="T12">cp_by_address</text:span><text:span text:style-name="T42">. Аргумент — список </text:span><text:span text:style-name="T56">адресов tcp устройств (IP-адрес или DNS имя хоста)</text:span><text:span text:style-name="T42">, разделенных запятой.</text:span></text:p>
        </text:list-item>
        <text:list-item>
          <text:p text:style-name="P94"><text:span text:style-name="T42">Включение/выключение автоматического поиска устройств в локальной сети. Команда <text:s text:c="3"/></text:span><text:span text:style-name="T55">— </text:span><text:span text:style-name="T1">set_detect_tcp_devices</text:span><text:span text:style-name="T42">. Аргумент — true|false или 1|0. </text:span><text:span text:style-name="T5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2">У</text:span>правление <text:span text:style-name="T80">хранилищами для данных сенсоров</text:span><text:bookmark-end text:name="__RefHeading___Toc641_1510394967"/></text:h>
      <text:list xml:id="list5931152987470961454" text:style-name="L5">
        <text:list-item>
          <text:p text:style-name="P35">Перечисление <text:span text:style-name="T73">хранилищ</text:span>. Заголовок — <text:span text:style-name="T6">list_storages</text:span><text:span text:style-name="T73">. Аргументы отсутствуют. Список хранилищ передается на клиент сообщениями </text:span><text:span text:style-name="T2">cmdata</text:span><text:span text:style-name="T74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<text:soft-page-break/>имя датчика</text:p>
            </text:list-item>
            <text:list-item>
              <text:p text:style-name="P36">тип значений <text:span text:style-name="T83">датчика</text:span></text:p>
            </text:list-item>
            <text:list-item>
              <text:p text:style-name="P36"><text:span text:style-name="T118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75">датчика в базу. Заголовок — </text:span><text:span text:style-name="T7">add_</text:span><text:span text:style-name="T21">storage</text:span><text:span text:style-name="T7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75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76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5">Если параметры отсутствуют, привязка удаляется.</text:span></text:p>
        </text:list-item>
        <text:list-item>
          <text:p text:style-name="P43"><text:span text:style-name="T120">Запрос п</text:span>ривязк<text:span text:style-name="T120">и</text:span> сенсора к внешнему IoT сервису. Заголовок — <text:span text:style-name="T27">storage_</text:span><text:span text:style-name="T33">get_data_export</text:span>. Аргументы: <text:span text:style-name="T76">имя или идентификатор устройства, название датчика, </text:span>название сервиса. <text:span text:style-name="T120">Если хранилище привязано к внешнему сервису, возвращаются параметры </text:span>в формате ключ:значение, <text:span text:style-name="T120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0">Возвращается список названий сервисов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1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87">о</text:span>ловок — <text:span text:style-name="T1">session_list</text:span>. <text:span text:style-name="T88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98">атрибутов </text:span>сесси<text:span text:style-name="T98">и</text:span> для сессионного хранилища. Заг<text:span text:style-name="T87">о</text:span>ловок — <text:span text:style-name="T1">session_list_</text:span><text:span text:style-name="T22">attrs</text:span>. <text:span text:style-name="T88">Аргументы — идентификатор или имя устройства, название датчика и идентификатор сессии. </text:span>Список <text:span text:style-name="T98">атрибутов </text:span>сессий передается сообщениями <text:span text:style-name="T1">cmdata</text:span>, содержащими два параметра — <text:span text:style-name="T98">ключ</text:span> и <text:span text:style-name="T98">значение</text:span> <text:span text:style-name="T98">атрибута</text:span>.</text:p>
        </text:list-item>
        <text:list-item>
          <text:p text:style-name="P48"><text:span text:style-name="T99">Получения</text:span> <text:span text:style-name="T98">атрибута </text:span>сесси<text:span text:style-name="T98">и</text:span> для сессионного хранилища. Заг<text:span text:style-name="T87">о</text:span>ловок — <text:span text:style-name="T1">session_</text:span><text:span text:style-name="T23">get</text:span><text:span text:style-name="T1">_</text:span><text:span text:style-name="T22">attr</text:span>. <text:span text:style-name="T88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99">Установка</text:span> <text:span text:style-name="T98">атрибута </text:span>сесси<text:span text:style-name="T98">и</text:span> для сессионного хранилища. Заг<text:span text:style-name="T87">о</text:span>ловок — <text:span text:style-name="T1">session_</text:span><text:span text:style-name="T23">set</text:span><text:span text:style-name="T1">_</text:span><text:span text:style-name="T22">attr</text:span>. <text:span text:style-name="T88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0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100">Заголовок — </text:span><text:span text:style-name="T24">session_</text:span><text:span text:style-name="T1">start</text:span><text:span text:style-name="T100">. Аргументы — идентификатор или имя устройства, название датчика </text:span>и <text:span text:style-name="T119">идентификатор</text:span> сессии<text:span text:style-name="T100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0">Заголовок — </text:span><text:span text:style-name="T24">session_</text:span><text:span text:style-name="T29">stop</text:span><text:span text:style-name="T100">. Аргументы — идентификатор </text:span><text:soft-page-break/><text:span text:style-name="T100">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16">Удаление</text:span> сессии. <text:span text:style-name="T100">Заголовок — </text:span><text:span text:style-name="T24">session_</text:span><text:span text:style-name="T31">remove</text:span><text:span text:style-name="T100">. Аргументы — идентификатор или имя устройства, название датчика </text:span>и <text:span text:style-name="T116">идентификатор</text:span> сессии<text:span text:style-name="T100">.</text:span></text:p>
        </text:list-item>
        <text:list-item>
          <text:p text:style-name="P52"><text:span text:style-name="T102">Продолжение</text:span> ручной сессии. <text:span text:style-name="T100">Заголовок — </text:span><text:span text:style-name="T24">session_</text:span><text:span text:style-name="T30">continue</text:span><text:span text:style-name="T100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0">Заголовок — </text:span><text:span text:style-name="T24">session_</text:span><text:span text:style-name="T25">get_</text:span><text:span text:style-name="T26">write_</text:span><text:span text:style-name="T25">id</text:span><text:span text:style-name="T100">. </text:span>Аргументы — <text:span text:style-name="T100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118471950683643201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79">javascript-файлов на стороне </text:span><text:s/><text:span text:style-name="T79">сервера.</text:span></text:p>
        </text:list-item>
        <text:list-item>
          <text:p text:style-name="P55"><text:span text:style-name="T78">Остановка, запуск и перезапуск javascript-программы для обработки данных</text:span>. Заголов<text:span text:style-name="T78">ки</text:span> — <text:span text:style-name="T28">js_</text:span><text:span text:style-name="T16">start</text:span><text:span text:style-name="T78">, </text:span><text:span text:style-name="T16">js_stop</text:span><text:span text:style-name="T78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85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9">личество отсчетов</text:span>. <text:span text:style-name="T9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1">Данные передаются в том же формате, как и в сообщениях от устройства (</text:span><text:span text:style-name="T17">meas</text:span><text:span text:style-name="T81">).</text:span></text:p>
        </text:list-item>
        <text:list-item>
          <text:p text:style-name="P58">Запрос данных из локального хранилища <text:span text:style-name="T125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9">личество отсчетов</text:span>. <text:span text:style-name="T9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1">Данные передаются в том же формате, как и в сообщениях от устройства (</text:span><text:span text:style-name="T17">meas</text:span><text:span text:style-name="T34">b</text:span><text:span text:style-name="T81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26">устройства</text:span>, имя устройства <text:span text:style-name="T126">и опционально идентификатор типа устройства</text:span>.</text:p>
        </text:list-item>
        <text:list-item>
          <text:p text:style-name="P60">Подписка/<text:span text:style-name="T82">отписка</text:span> на данные от датчика из хранилища. <text:span text:style-name="T82">Заголовки — </text:span><text:span text:style-name="T18">subscribe</text:span><text:span text:style-name="T82">/</text:span><text:span text:style-name="T18">unsubscribe</text:span><text:span text:style-name="T82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2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31">ой</text:span> доступа</text:h>
      <text:p text:style-name="P25"><text:span text:style-name="T42">Управление </text:span><text:span text:style-name="T66">политикой доступа</text:span><text:span text:style-name="T42"> на сервере производится с помощью сообщения с заголовком </text:span><text:span text:style-name="T35">apm</text:span><text:span text:style-name="T42">. Аргументы сообщения содержат вложенную команду и ее собственные аргументы. Пример:</text:span></text:p>
      <text:p text:style-name="P17">"<text:span text:style-name="T131">apm</text:span>|<text:span text:style-name="T131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5239506509888883677" text:style-name="L7">
        <text:list-item>
          <text:p text:style-name="P61"><text:soft-page-break/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2">Список пользователей передается сообщениями </text:span><text:span text:style-name="T40">cmdata</text:span><text:span text:style-name="T142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2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2">ы</text:span> — <text:span text:style-name="T132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3">Каждая группа передается в сообщении </text:span><text:span text:style-name="T40">cmdata</text:span><text:span text:style-name="T142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0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4">ы</text:span> — <text:span text:style-name="T134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4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3">Заголовок — </text:span><text:span text:style-name="T36">get_moder</text:span><text:span text:style-name="T133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35">группы</text:span> по <text:span text:style-name="T135">названию</text:span>. Заголовок — <text:span text:style-name="T37">g</text:span><text:span text:style-name="T1">id</text:span>. Аргумент — <text:span text:style-name="T135">название группы</text:span>. Возвращает идентификатор <text:span text:style-name="T135">группы</text:span>.</text:p>
            </text:list-item>
            <text:list-item>
              <text:p text:style-name="P65">Получение <text:span text:style-name="T135">названия</text:span> <text:span text:style-name="T135">группы</text:span> по идентификатору. Заголовок — <text:span text:style-name="T1">name</text:span>. Аргумент — идентификатор <text:span text:style-name="T135">группы</text:span>. Возвращает <text:span text:style-name="T135">название</text:span> <text:span text:style-name="T135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4">Передается последовательность сообщений </text:span><text:span text:style-name="T41">cmdata</text:span><text:span text:style-name="T144">, содержащих: символ '</text:span><text:span text:style-name="T38">u</text:span><text:span text:style-name="T136">' или '</text:span><text:span text:style-name="T38">g</text:span><text:span text:style-name="T136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36"> — чтение данных из хранилищ, </text:span><text:span text:style-name="T38">m</text:span><text:span text:style-name="T136"> — управление хранилищами, </text:span><text:span text:style-name="T38">s</text:span><text:span text:style-name="T136"> — чтение состояния устройства, </text:span><text:span text:style-name="T38">e</text:span><text:span text:style-name="T136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37">идентификатор устройства, </text:span>символ '<text:span text:style-name="T1">u</text:span>' или '<text:span text:style-name="T1">g</text:span>' (правило для отдельного пользователя или группы <text:soft-page-break/>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7107644614703584080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3">устройства,</text:span> имя устройства, <text:span text:style-name="T127">опционально идентификатор</text:span> <text:span text:style-name="T123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3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28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<text:soft-page-break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77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30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0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29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1">Свойства</text:span>:<text:bookmark-end text:name="__RefHeading___Toc1283_945740794"/></text:h>
      <text:list xml:id="list3973703069840585202" text:style-name="L9">
        <text:list-item>
          <text:p text:style-name="P99"><text:span text:style-name="T106">S</text:span>ensorsDatabase — <text:span text:style-name="T92">объект, предоставляющий доступ к</text:span> баз<text:span text:style-name="T92">е</text:span> <text:span text:style-name="T93">хранилищ </text:span>датчиков</text:p>
        </text:list-item>
        <text:list-item>
          <text:p text:style-name="P99"><text:span text:style-name="T106">D</text:span>evices — <text:span text:style-name="T92">объект, предоставляющий доступ к списку подключенных</text:span> устройств</text:p>
        </text:list-item>
      </text:list>
      <text:h text:style-name="P129" text:outline-level="2"><text:bookmark-start text:name="__RefHeading___Toc1065_3042225372"/>Объект script.<text:span text:style-name="T107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542705649186985752" text:style-name="L10">
        <text:list-item>
          <text:p text:style-name="P100">isOpened — возвращает true/false, в зависимости от того, открыта ли база <text:span text:style-name="T94">или нет</text:span></text:p>
        </text:list-item>
        <text:list-item>
          <text:p text:style-name="P101">listSensors — возвращает массив идентификаторов хранилищ StorageId (объект с <text:soft-page-break/>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1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1">StorageId id — идентификатор хранилища</text:p>
            </text:list-item>
          </text:list>
        </text:list-item>
        <text:list-item>
          <text:p text:style-name="P103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1">или </text:span>null в случае ошибки<text:line-break/>Параметры:</text:p>
          <text:list>
            <text:list-item>
              <text:p text:style-name="P103">Объект, описывающий создаваемое хранилище. Должен содержать следующие <text:span text:style-name="T95">свойства</text:span>:</text:p>
              <text:list>
                <text:list-item>
                  <text:p text:style-name="P103">String deviceId — идентификатор устройства (строка в формате UUID)</text:p>
                </text:list-item>
                <text:list-item>
                  <text:p text:style-name="P104">String sensorName — <text:span text:style-name="T95">название датчика</text:span></text:p>
                </text:list-item>
                <text:list-item>
                  <text:p text:style-name="P103">String storeMode — <text:span text:style-name="T96">режим хранения данных ("continuous", "manual_sessions", "memory" или "last_n_values")</text:span></text:p>
                </text:list-item>
                <text:list-item>
                  <text:p text:style-name="P105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6">Number N — количество отсчетов для режима <text:span text:style-name="T96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7575519950748836669" text:style-name="L11">
        <text:list-item>
          <text:p text:style-name="P107">opened — выдается при открытии базы хранилищ</text:p>
        </text:list-item>
        <text:list-item>
          <text:p text:style-name="P107">closed — выдается при закрытии базы хранилищ</text:p>
        </text:list-item>
        <text:list-item>
          <text:p text:style-name="P107">storageCreated — выдается при создании нового хранилища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7">storageRemoved — выдается при удалении хранилища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08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5350136283480726240" text:style-name="L12">
        <text:list-item>
          <text:p text:style-name="P108"><text:span text:style-name="T109">d</text:span>evices — <text:span text:style-name="T109">возвращает массив идентификаторов подключенных устройств (строки в формате UUID)</text:span></text:p>
        </text:list-item>
        <text:list-item>
          <text:p text:style-name="P109"><text:soft-page-break/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09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09">registerVirtualDevice — регистрирует виртуальное устройство, <text:span text:style-name="T110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09">String id — идентификатор устройства</text:p>
            </text:list-item>
            <text:list-item>
              <text:p text:style-name="P109">String name — название устройства</text:p>
            </text:list-item>
            <text:list-item>
              <text:p text:style-name="P110">String typeIdStr — идентификатор типа устройства (может быть null)</text:p>
            </text:list-item>
            <text:list-item>
              <text:p text:style-name="P109">String sensors<text:span text:style-name="T129">Str</text:span> — строка, содержащая xml <text:span text:style-name="T129">или json </text:span>описание списка датчиков</text:p>
            </text:list-item>
            <text:list-item>
              <text:p text:style-name="P109">String contorls<text:span text:style-name="T129">Str</text:span> — строка, содержащая xml <text:span text:style-name="T129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362995899780088137" text:style-name="L13">
        <text:list-item>
          <text:p text:style-name="P111">deviceIdentified — выдается при идентификации устройства<text:line-break/>Параметры</text:p>
          <text:list>
            <text:list-item>
              <text:p text:style-name="P111">String id — идентификатор устройства</text:p>
            </text:list-item>
            <text:list-item>
              <text:p text:style-name="P111">String name — название устройства</text:p>
            </text:list-item>
            <text:list-item>
              <text:p text:style-name="P112">String typeId — идентификатор типа устройства (может быть null)</text:p>
            </text:list-item>
          </text:list>
        </text:list-item>
        <text:list-item>
          <text:p text:style-name="P111">deviceDisconnected — выдается при отключении устройства<text:line-break/>Параметры</text:p>
          <text:list>
            <text:list-item>
              <text:p text:style-name="P111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2942964896183166669" text:style-name="L14">
        <text:list-item>
          <text:p text:style-name="P113">isOpened — возвращает true, если <text:span text:style-name="T114">хранилище</text:span> открыт<text:span text:style-name="T114">о</text:span></text:p>
        </text:list-item>
        <text:list-item>
          <text:p text:style-name="P114">valuesType — <text:span text:style-name="T114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3">deviceId — <text:span text:style-name="T111">возвращает </text:span>идентификатор устройства</text:p>
        </text:list-item>
        <text:list-item>
          <text:p text:style-name="P115">deviceName — возвращает название устройства</text:p>
        </text:list-item>
        <text:list-item>
          <text:p text:style-name="P115">sensorName — возвращает название датчика</text:p>
        </text:list-item>
        <text:list-item>
          <text:p text:style-name="P115"><text:soft-page-break/>readAttribute — возвращает значение привязанного к базе атрибута<text:line-break/>Параметры</text:p>
          <text:list>
            <text:list-item>
              <text:p text:style-name="P115">String key — ключ</text:p>
            </text:list-item>
          </text:list>
        </text:list-item>
        <text:list-item>
          <text:p text:style-name="P115">valuesCount — возвращает количество записей в базе (измерений)</text:p>
        </text:list-item>
        <text:list-item>
          <text:p text:style-name="P115">valueAt — возвращает измерение — объект SensorValue<text:line-break/>Параметры</text:p>
          <text:list>
            <text:list-item>
              <text:p text:style-name="P115">index — индекс записи в базе (0-based)</text:p>
            </text:list-item>
          </text:list>
        </text:list-item>
        <text:list-item>
          <text:p text:style-name="P116">getStoreMode — возвращает тип самой базы, определяющий способ хранени<text:span text:style-name="T112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8841403762437868059" text:style-name="L15">
        <text:list-item>
          <text:p text:style-name="P117">newValueWritten — выдается, когда в базу записывается новое значение<text:line-break/>Параметры</text:p>
          <text:list>
            <text:list-item>
              <text:p text:style-name="P117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3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7554339047657827072" text:style-name="L16">
        <text:list-item>
          <text:p text:style-name="P118">isIdentified — возвращает true, если устройство идентифицировано</text:p>
        </text:list-item>
        <text:list-item>
          <text:p text:style-name="P118">id — возвращает идентификатор устройства</text:p>
        </text:list-item>
        <text:list-item>
          <text:p text:style-name="P118">name — возвращает название устройства</text:p>
        </text:list-item>
        <text:list-item>
          <text:p text:style-name="P118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8">String cmd — команда устройству</text:p>
            </text:list-item>
            <text:list-item>
              <text:p text:style-name="P118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9140732697710672075" text:style-name="L17">
        <text:list-item>
          <text:p text:style-name="P119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<text:soft-page-break/>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2487854621632008447" text:style-name="L18">
        <text:list-item>
          <text:p text:style-name="P120">writeInfo — генерирует сообщение info от устройства<text:line-break/>Параметры</text:p>
          <text:list>
            <text:list-item>
              <text:p text:style-name="P120"><text:span text:style-name="T130">Array </text:span>args — аргументы сообщения</text:p>
            </text:list-item>
          </text:list>
        </text:list-item>
        <text:list-item>
          <text:p text:style-name="P120">writeMeasurement — генерирует сообщение от устройства, содержащее измерение<text:line-break/>Параметры</text:p>
          <text:list>
            <text:list-item>
              <text:p text:style-name="P120"><text:span text:style-name="T130">String </text:span>name — название датчика</text:p>
            </text:list-item>
            <text:list-item>
              <text:p text:style-name="P120"><text:span text:style-name="T130">SensorValue </text:span>value — <text:span text:style-name="T115">измерение (объект SensorValue)</text:span></text:p>
            </text:list-item>
          </text:list>
        </text:list-item>
        <text:list-item>
          <text:p text:style-name="P121">setCommandCallback — устанавливает функцию-обработчик для команд устройству <text:line-break/>Параметры</text:p>
          <text:list>
            <text:list-item>
              <text:p text:style-name="P121">Function func — javascript-функция обработчик (должна принимать 2 параметра — строка-команда и массив строк — аргументы команды) <text:span text:style-name="T122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2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2">String cmd — команда</text:p>
            </text:list-item>
            <text:list-item>
              <text:p text:style-name="P122">Number paramIndex — номер параметра команды (начиная с 1)</text:p>
            </text:list-item>
            <text:list-item>
              <text:p text:style-name="P122">value — новое значение параметра (строка или число)</text:p>
            </text:list-item>
          </text:list>
        </text:list-item>
        <text:list-item>
          <text:p text:style-name="P122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2">String paramName — название параметра</text:p>
            </text:list-item>
            <text:list-item>
              <text:p text:style-name="P122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805604068047894308" text:style-name="L19">
        <text:list-item>
          <text:p text:style-name="P123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8923269419046976004" text:style-name="L20">
        <text:list-item>
          <text:p text:style-name="P124">time — временная метка (для значений без метки времени отсутствует, для локального <text:soft-page-break/>времени устройства — число, для глобального времени — <text:span text:style-name="T112">javascript тип Date)</text:span></text:p>
        </text:list-item>
        <text:list-item>
          <text:p text:style-name="P125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4-17T15:01:58.258585319</dc:date>
    <meta:editing-cycles>357</meta:editing-cycles>
    <meta:editing-duration>P14DT3H43M42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5" meta:paragraph-count="283" meta:word-count="3342" meta:character-count="27947" meta:non-whitespace-character-count="24819"/>
  </office:meta>
</office:document-meta>
</file>